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Sans" svg:font-family="'Fira Sans'" style:font-family-generic="swiss" style:font-pitch="variable"/>
    <style:font-face style:name="Fira Sans Black" svg:font-family="'Fira Sans Black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draw:marker-start-width="0.227cm" draw:marker-end-width="0.227cm" draw:fill="none" draw:fill-color="#ee5555" loext:fill-use-slide-background="false" draw:textarea-horizontal-align="justify" draw:textarea-vertical-align="middle" draw:auto-grow-height="false" fo:min-height="2.022cm" fo:min-width="2.022cm" fo:padding-top="-0.011cm" fo:padding-bottom="-0.011cm" fo:padding-left="-0.011cm" fo:padding-right="-0.0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fill="none"/>
    </style:style>
    <style:style style:name="gr4" style:family="graphic" style:parent-style-name="objectwithoutfill">
      <style:graphic-properties draw:marker-end="Extrémités_20_de_20_flèche_20_1" draw:marker-end-width="0.2cm" draw:fill="none"/>
    </style:style>
    <style:style style:name="gr5" style:family="graphic" style:parent-style-name="objectwithoutfill">
      <style:graphic-properties svg:stroke-width="0.212cm" draw:marker-start-width="0.517cm" draw:marker-end="Extrémités_20_de_20_flèche_20_2" draw:marker-end-width="0.779cm" draw:fill="none" fo:padding-top="0.085cm" fo:padding-bottom="0.085cm" fo:padding-left="0.135cm" fo:padding-right="0.135cm"/>
    </style:style>
    <style:style style:name="gr6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062cm" fo:min-width="0.962cm" fo:padding-top="0.02cm" fo:padding-bottom="0.02cm" fo:padding-left="0.07cm" fo:padding-right="0.07cm"/>
    </style:style>
    <style:style style:name="gr7" style:family="graphic" style:parent-style-name="objectwithoutfill">
      <style:graphic-properties svg:stroke-opacity="20%" draw:fill="none"/>
    </style:style>
    <style:style style:name="gr8" style:family="graphic" style:parent-style-name="objectwithoutfill">
      <style:graphic-properties draw:fill="none"/>
      <style:paragraph-properties style:writing-mode="lr-tb"/>
    </style:style>
    <style:style style:name="gr9" style:family="graphic" style:parent-style-name="standard">
      <style:graphic-properties svg:stroke-opacity="40%"/>
    </style:style>
    <style:style style:name="gr10" style:family="graphic" style:parent-style-name="objectwithoutfill">
      <style:graphic-properties svg:stroke-opacity="50%" draw:fill="none" draw:opacity="100%"/>
    </style:style>
    <style:style style:name="gr11" style:family="graphic" style:parent-style-name="objectwithoutfill">
      <style:graphic-properties svg:stroke-opacity="50%" draw:fill="none" draw:opacity="100%"/>
      <style:paragraph-properties style:writing-mode="lr-tb"/>
    </style:style>
    <style:style style:name="gr12" style:family="graphic" style:parent-style-name="objectwithoutfill">
      <style:graphic-properties svg:stroke-opacity="100%" draw:fill="none"/>
    </style:style>
    <style:style style:name="gr13" style:family="graphic" style:parent-style-name="standard">
      <style:graphic-properties svg:stroke-opacity="100%"/>
    </style:style>
    <style:style style:name="gr14" style:family="graphic" style:parent-style-name="objectwithoutfill">
      <style:graphic-properties svg:stroke-opacity="100%" draw:fill="none" draw:opacity="100%"/>
    </style:style>
    <style:style style:name="gr15" style:family="graphic" style:parent-style-name="objectwithoutfill">
      <style:graphic-properties svg:stroke-opacity="100%" draw:fill="none" draw:opacity="100%"/>
      <style:paragraph-properties style:writing-mode="lr-tb"/>
    </style:style>
    <style:style style:name="gr16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022cm" fo:min-width="0.922cm" fo:padding-top="0.02cm" fo:padding-bottom="0.02cm" fo:padding-left="0.07cm" fo:padding-right="0.07cm"/>
    </style:style>
    <style:style style:name="P1" style:family="paragraph">
      <loext:graphic-properties draw:fill="none" draw:fill-color="#ee5555"/>
      <style:paragraph-properties fo:text-align="center"/>
      <style:text-properties fo:color="#000000" loext:opacity="100%" loext:color-lum-mod="100%" loext:color-lum-off="0%" fo:font-size="8pt"/>
    </style:style>
    <style:style style:name="P2" style:family="paragraph">
      <style:paragraph-properties fo:text-align="center"/>
      <style:text-properties fo:color="#000000" loext:opacity="100%" style:font-name="Fira Sans Medium" fo:font-size="8pt" fo:font-weight="normal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Fira Sans Medium" fo:font-size="8pt" fo:font-weight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000000" loext:opacity="100%" style:font-name="Fira Sans Black" fo:font-size="8pt" fo:font-weight="normal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Fira Sans Black" fo:font-size="8pt" fo:font-weight="normal" style:font-size-asian="14pt" style:font-size-complex="21pt"/>
    </style:style>
    <style:style style:name="P7" style:family="paragraph">
      <style:paragraph-properties fo:text-align="center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style:font-name="Fira Sans Medium" fo:font-size="10pt" fo:font-weight="normal" style:font-size-asian="14pt" style:font-size-complex="21pt"/>
    </style:style>
    <style:style style:name="T1" style:family="text">
      <style:text-properties fo:font-size="10pt" style:font-size-asian="14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cm" svg:height="2cm" svg:x="0.5cm" svg:y="0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0.5cm" svg:y="1.328cm">
            <draw:text-box>
              <text:p text:style-name="P2">Gobelet ici ?</text:p>
            </draw:text-box>
          </draw:frame>
          <draw:line draw:style-name="gr3" draw:text-style-name="P4" draw:layer="layout" svg:x1="0.75cm" svg:y1="1.25cm" svg:x2="1.75cm" svg:y2="1.25cm">
            <text:p/>
          </draw:line>
          <draw:line draw:style-name="gr4" draw:text-style-name="P4" draw:layer="layout" svg:x1="1.75cm" svg:y1="1.25cm" svg:x2="1.75cm" svg:y2="0.75cm">
            <text:p/>
          </draw:line>
          <draw:line draw:style-name="gr3" draw:text-style-name="P4" draw:layer="layout" svg:x1="0.75cm" svg:y1="1.75cm" svg:x2="1.75cm" svg:y2="1.75cm">
            <text:p/>
          </draw:line>
          <draw:line draw:style-name="gr4" draw:text-style-name="P4" draw:layer="layout" svg:x1="1.75cm" svg:y1="1.75cm" svg:x2="1.75cm" svg:y2="2.25cm">
            <text:p/>
          </draw:line>
          <draw:frame draw:style-name="gr2" draw:text-style-name="P3" draw:layer="layout" svg:width="0.542cm" svg:height="0.344cm" svg:x="1.958cm" svg:y="0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1.877cm" svg:y="1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0.5cm" svg:y="3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25cm" svg:y1="4.75cm" svg:x2="2.25cm" svg:y2="4.75cm">
            <text:p/>
          </draw:line>
          <draw:line draw:style-name="gr3" draw:text-style-name="P4" draw:layer="layout" svg:x1="1.25cm" svg:y1="4.25cm" svg:x2="1.25cm" svg:y2="3.75cm">
            <text:p/>
          </draw:line>
          <draw:line draw:style-name="gr4" draw:text-style-name="P4" draw:layer="layout" svg:x1="1.25cm" svg:y1="4.25cm" svg:x2="2.25cm" svg:y2="4.25cm">
            <text:p/>
          </draw:line>
          <draw:line draw:style-name="gr3" draw:text-style-name="P4" draw:layer="layout" svg:x1="1.25cm" svg:y1="5.25cm" svg:x2="1.25cm" svg:y2="4.75cm">
            <text:p/>
          </draw:line>
          <draw:frame draw:style-name="gr2" draw:text-style-name="P3" draw:layer="layout" svg:width="0.949cm" svg:height="0.344cm" svg:x="0.5cm" svg:y="4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0.5cm" svg:y="9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0.75cm" svg:y1="10.5cm" svg:x2="2.25cm" svg:y2="10.5cm">
            <text:p/>
          </draw:line>
        </draw:g>
        <draw:g>
          <draw:custom-shape draw:style-name="gr1" draw:text-style-name="P1" draw:layer="layout" svg:width="2cm" svg:height="2cm" svg:x="0.5cm" svg:y="1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cm" svg:height="0.424cm" svg:x="1.03cm" svg:y="13.288cm">
            <draw:text-box>
              <text:p text:style-name="P5"><text:span text:style-name="T1">STOP</text:span></text:p>
            </draw:text-box>
          </draw:frame>
          <draw:custom-shape draw:style-name="gr6" draw:text-style-name="P4" draw:layer="layout" svg:width="1.5cm" svg:height="1.5cm" svg:x="0.75cm" svg:y="12.7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cm" svg:height="2cm" svg:x="0.5cm" svg:y="6.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4" draw:layer="layout" svg:x1="1cm" svg:y1="6.5cm" svg:x2="1cm" svg:y2="6.581cm">
            <text:p/>
          </draw:line>
          <draw:line draw:style-name="gr3" draw:text-style-name="P4" draw:layer="layout" svg:x1="0.815cm" svg:y1="7.125cm" svg:x2="0.75cm" svg:y2="7.75cm">
            <text:p/>
          </draw:line>
          <draw:line draw:style-name="gr8" draw:text-style-name="P4" draw:layer="layout" svg:x1="0.815cm" svg:y1="7.125cm" svg:x2="1.198cm" svg:y2="7.125cm">
            <text:p/>
          </draw:line>
          <draw:line draw:style-name="gr3" draw:text-style-name="P4" draw:layer="layout" svg:x1="1.198cm" svg:y1="7.125cm" svg:x2="1.25cm" svg:y2="7.751cm">
            <text:p/>
          </draw:line>
          <draw:ellipse draw:style-name="gr9" draw:text-style-name="P7" draw:layer="layout" svg:width="0.876cm" svg:height="0.75cm" svg:x="0.568cm" svg:y="6.581cm" draw:kind="arc" draw:start-angle="336.02" draw:end-angle="204.34">
            <text:p/>
          </draw:ellipse>
          <draw:line draw:style-name="gr3" draw:text-style-name="P4" draw:layer="layout" svg:x1="2.5cm" svg:y1="6.5cm" svg:x2="0.5cm" svg:y2="8.5cm">
            <text:p/>
          </draw:line>
          <draw:line draw:style-name="gr10" draw:text-style-name="P8" draw:layer="layout" svg:x1="1.815cm" svg:y1="7.825cm" svg:x2="1.75cm" svg:y2="8.45cm">
            <text:p/>
          </draw:line>
          <draw:line draw:style-name="gr11" draw:text-style-name="P8" draw:layer="layout" svg:x1="1.815cm" svg:y1="7.825cm" svg:x2="2.198cm" svg:y2="7.825cm">
            <text:p/>
          </draw:line>
          <draw:line draw:style-name="gr10" draw:text-style-name="P8" draw:layer="layout" svg:x1="2.198cm" svg:y1="7.825cm" svg:x2="2.25cm" svg:y2="8.451cm">
            <text:p/>
          </draw:line>
          <draw:line draw:style-name="gr12" draw:text-style-name="P4" draw:layer="layout" svg:x1="1cm" svg:y1="6.5cm" svg:x2="1cm" svg:y2="6.782cm">
            <text:p/>
          </draw:line>
          <draw:ellipse draw:style-name="gr13" draw:text-style-name="P7" draw:layer="layout" svg:width="0.876cm" svg:height="0.75cm" svg:x="0.568cm" svg:y="6.782cm" draw:kind="arc" draw:start-angle="336.02" draw:end-angle="204.34">
            <text:p/>
          </draw:ellipse>
          <draw:line draw:style-name="gr14" draw:text-style-name="P8" draw:layer="layout" svg:x1="1.815cm" svg:y1="7.525cm" svg:x2="1.75cm" svg:y2="8.15cm">
            <text:p/>
          </draw:line>
          <draw:line draw:style-name="gr15" draw:text-style-name="P8" draw:layer="layout" svg:x1="1.815cm" svg:y1="7.525cm" svg:x2="2.198cm" svg:y2="7.525cm">
            <text:p/>
          </draw:line>
          <draw:line draw:style-name="gr14" draw:text-style-name="P8" draw:layer="layout" svg:x1="2.198cm" svg:y1="7.525cm" svg:x2="2.25cm" svg:y2="8.151cm">
            <text:p/>
          </draw:line>
          <draw:line draw:style-name="gr7" draw:text-style-name="P4" draw:layer="layout" svg:x1="2cm" svg:y1="7.25cm" svg:x2="2cm" svg:y2="7.481cm">
            <text:p/>
          </draw:line>
          <draw:ellipse draw:style-name="gr9" draw:text-style-name="P7" draw:layer="layout" svg:width="0.876cm" svg:height="0.75cm" svg:x="1.568cm" svg:y="7.481cm" draw:kind="arc" draw:start-angle="336.02" draw:end-angle="204.34">
            <text:p/>
          </draw:ellipse>
          <draw:line draw:style-name="gr12" draw:text-style-name="P4" draw:layer="layout" svg:x1="2cm" svg:y1="7cm" svg:x2="2cm" svg:y2="7.282cm">
            <text:p/>
          </draw:line>
          <draw:ellipse draw:style-name="gr13" draw:text-style-name="P7" draw:layer="layout" svg:width="0.876cm" svg:height="0.75cm" svg:x="1.568cm" svg:y="7.282cm" draw:kind="arc" draw:start-angle="303.04" draw:end-angle="233.55">
            <text:p/>
          </draw:ellipse>
        </draw:g>
        <draw:g>
          <draw:custom-shape draw:style-name="gr1" draw:text-style-name="P1" draw:layer="layout" svg:width="2cm" svg:height="2cm" svg:x="0.5cm" svg:y="15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0.787cm" svg:y="16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0.5cm" svg:y="1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0.749cm" svg:y="19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0.5cm" svg:y="9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0.75cm" svg:y1="10.5cm" svg:x2="2.25cm" svg:y2="10.5cm">
            <text:p/>
          </draw:line>
        </draw:g>
        <draw:g>
          <draw:custom-shape draw:style-name="gr1" draw:text-style-name="P1" draw:layer="layout" svg:width="2cm" svg:height="2cm" svg:x="0.5cm" svg:y="21.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g>
          <draw:custom-shape draw:style-name="gr1" draw:text-style-name="P1" draw:layer="layout" svg:width="2cm" svg:height="2cm" svg:x="0.5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0.5cm" svg:y="5.328cm">
            <draw:text-box>
              <text:p text:style-name="P2">Gobelet ici ?</text:p>
            </draw:text-box>
          </draw:frame>
          <draw:line draw:style-name="gr3" draw:text-style-name="P4" draw:layer="layout" svg:x1="0.75cm" svg:y1="5.25cm" svg:x2="1.75cm" svg:y2="5.25cm">
            <text:p/>
          </draw:line>
          <draw:line draw:style-name="gr4" draw:text-style-name="P4" draw:layer="layout" svg:x1="1.75cm" svg:y1="5.25cm" svg:x2="1.75cm" svg:y2="4.75cm">
            <text:p/>
          </draw:line>
          <draw:line draw:style-name="gr3" draw:text-style-name="P4" draw:layer="layout" svg:x1="0.75cm" svg:y1="5.75cm" svg:x2="1.75cm" svg:y2="5.75cm">
            <text:p/>
          </draw:line>
          <draw:line draw:style-name="gr4" draw:text-style-name="P4" draw:layer="layout" svg:x1="1.75cm" svg:y1="5.75cm" svg:x2="1.75cm" svg:y2="6.25cm">
            <text:p/>
          </draw:line>
          <draw:frame draw:style-name="gr2" draw:text-style-name="P3" draw:layer="layout" svg:width="0.542cm" svg:height="0.344cm" svg:x="1.958cm" svg:y="4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1.877cm" svg:y="5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2.5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2.5cm" svg:y="5.328cm">
            <draw:text-box>
              <text:p text:style-name="P2">Gobelet ici ?</text:p>
            </draw:text-box>
          </draw:frame>
          <draw:line draw:style-name="gr3" draw:text-style-name="P4" draw:layer="layout" svg:x1="2.75cm" svg:y1="5.25cm" svg:x2="3.75cm" svg:y2="5.25cm">
            <text:p/>
          </draw:line>
          <draw:line draw:style-name="gr4" draw:text-style-name="P4" draw:layer="layout" svg:x1="3.75cm" svg:y1="5.25cm" svg:x2="3.75cm" svg:y2="4.75cm">
            <text:p/>
          </draw:line>
          <draw:line draw:style-name="gr3" draw:text-style-name="P4" draw:layer="layout" svg:x1="2.75cm" svg:y1="5.75cm" svg:x2="3.75cm" svg:y2="5.75cm">
            <text:p/>
          </draw:line>
          <draw:line draw:style-name="gr4" draw:text-style-name="P4" draw:layer="layout" svg:x1="3.75cm" svg:y1="5.75cm" svg:x2="3.75cm" svg:y2="6.25cm">
            <text:p/>
          </draw:line>
          <draw:frame draw:style-name="gr2" draw:text-style-name="P3" draw:layer="layout" svg:width="0.542cm" svg:height="0.344cm" svg:x="3.958cm" svg:y="4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3.877cm" svg:y="5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4.5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4.5cm" svg:y="5.328cm">
            <draw:text-box>
              <text:p text:style-name="P2">Gobelet ici ?</text:p>
            </draw:text-box>
          </draw:frame>
          <draw:line draw:style-name="gr3" draw:text-style-name="P4" draw:layer="layout" svg:x1="4.75cm" svg:y1="5.25cm" svg:x2="5.75cm" svg:y2="5.25cm">
            <text:p/>
          </draw:line>
          <draw:line draw:style-name="gr4" draw:text-style-name="P4" draw:layer="layout" svg:x1="5.75cm" svg:y1="5.25cm" svg:x2="5.75cm" svg:y2="4.75cm">
            <text:p/>
          </draw:line>
          <draw:line draw:style-name="gr3" draw:text-style-name="P4" draw:layer="layout" svg:x1="4.75cm" svg:y1="5.75cm" svg:x2="5.75cm" svg:y2="5.75cm">
            <text:p/>
          </draw:line>
          <draw:line draw:style-name="gr4" draw:text-style-name="P4" draw:layer="layout" svg:x1="5.75cm" svg:y1="5.75cm" svg:x2="5.75cm" svg:y2="6.25cm">
            <text:p/>
          </draw:line>
          <draw:frame draw:style-name="gr2" draw:text-style-name="P3" draw:layer="layout" svg:width="0.542cm" svg:height="0.344cm" svg:x="5.958cm" svg:y="4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5.877cm" svg:y="5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6.5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6.5cm" svg:y="5.328cm">
            <draw:text-box>
              <text:p text:style-name="P2">Gobelet ici ?</text:p>
            </draw:text-box>
          </draw:frame>
          <draw:line draw:style-name="gr3" draw:text-style-name="P4" draw:layer="layout" svg:x1="6.75cm" svg:y1="5.25cm" svg:x2="7.75cm" svg:y2="5.25cm">
            <text:p/>
          </draw:line>
          <draw:line draw:style-name="gr4" draw:text-style-name="P4" draw:layer="layout" svg:x1="7.75cm" svg:y1="5.25cm" svg:x2="7.75cm" svg:y2="4.75cm">
            <text:p/>
          </draw:line>
          <draw:line draw:style-name="gr3" draw:text-style-name="P4" draw:layer="layout" svg:x1="6.75cm" svg:y1="5.75cm" svg:x2="7.75cm" svg:y2="5.75cm">
            <text:p/>
          </draw:line>
          <draw:line draw:style-name="gr4" draw:text-style-name="P4" draw:layer="layout" svg:x1="7.75cm" svg:y1="5.75cm" svg:x2="7.75cm" svg:y2="6.25cm">
            <text:p/>
          </draw:line>
          <draw:frame draw:style-name="gr2" draw:text-style-name="P3" draw:layer="layout" svg:width="0.542cm" svg:height="0.344cm" svg:x="7.958cm" svg:y="4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7.877cm" svg:y="5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8.5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8.5cm" svg:y="5.328cm">
            <draw:text-box>
              <text:p text:style-name="P2">Gobelet ici ?</text:p>
            </draw:text-box>
          </draw:frame>
          <draw:line draw:style-name="gr3" draw:text-style-name="P4" draw:layer="layout" svg:x1="8.75cm" svg:y1="5.25cm" svg:x2="9.75cm" svg:y2="5.25cm">
            <text:p/>
          </draw:line>
          <draw:line draw:style-name="gr4" draw:text-style-name="P4" draw:layer="layout" svg:x1="9.75cm" svg:y1="5.25cm" svg:x2="9.75cm" svg:y2="4.75cm">
            <text:p/>
          </draw:line>
          <draw:line draw:style-name="gr3" draw:text-style-name="P4" draw:layer="layout" svg:x1="8.75cm" svg:y1="5.75cm" svg:x2="9.75cm" svg:y2="5.75cm">
            <text:p/>
          </draw:line>
          <draw:line draw:style-name="gr4" draw:text-style-name="P4" draw:layer="layout" svg:x1="9.75cm" svg:y1="5.75cm" svg:x2="9.75cm" svg:y2="6.25cm">
            <text:p/>
          </draw:line>
          <draw:frame draw:style-name="gr2" draw:text-style-name="P3" draw:layer="layout" svg:width="0.542cm" svg:height="0.344cm" svg:x="9.958cm" svg:y="4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9.877cm" svg:y="5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10.5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10.5cm" svg:y="5.328cm">
            <draw:text-box>
              <text:p text:style-name="P2">Gobelet ici ?</text:p>
            </draw:text-box>
          </draw:frame>
          <draw:line draw:style-name="gr3" draw:text-style-name="P4" draw:layer="layout" svg:x1="10.75cm" svg:y1="5.25cm" svg:x2="11.75cm" svg:y2="5.25cm">
            <text:p/>
          </draw:line>
          <draw:line draw:style-name="gr4" draw:text-style-name="P4" draw:layer="layout" svg:x1="11.75cm" svg:y1="5.25cm" svg:x2="11.75cm" svg:y2="4.75cm">
            <text:p/>
          </draw:line>
          <draw:line draw:style-name="gr3" draw:text-style-name="P4" draw:layer="layout" svg:x1="10.75cm" svg:y1="5.75cm" svg:x2="11.75cm" svg:y2="5.75cm">
            <text:p/>
          </draw:line>
          <draw:line draw:style-name="gr4" draw:text-style-name="P4" draw:layer="layout" svg:x1="11.75cm" svg:y1="5.75cm" svg:x2="11.75cm" svg:y2="6.25cm">
            <text:p/>
          </draw:line>
          <draw:frame draw:style-name="gr2" draw:text-style-name="P3" draw:layer="layout" svg:width="0.542cm" svg:height="0.344cm" svg:x="11.958cm" svg:y="4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11.877cm" svg:y="5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12.5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12.5cm" svg:y="5.328cm">
            <draw:text-box>
              <text:p text:style-name="P2">Gobelet ici ?</text:p>
            </draw:text-box>
          </draw:frame>
          <draw:line draw:style-name="gr3" draw:text-style-name="P4" draw:layer="layout" svg:x1="12.75cm" svg:y1="5.25cm" svg:x2="13.75cm" svg:y2="5.25cm">
            <text:p/>
          </draw:line>
          <draw:line draw:style-name="gr4" draw:text-style-name="P4" draw:layer="layout" svg:x1="13.75cm" svg:y1="5.25cm" svg:x2="13.75cm" svg:y2="4.75cm">
            <text:p/>
          </draw:line>
          <draw:line draw:style-name="gr3" draw:text-style-name="P4" draw:layer="layout" svg:x1="12.75cm" svg:y1="5.75cm" svg:x2="13.75cm" svg:y2="5.75cm">
            <text:p/>
          </draw:line>
          <draw:line draw:style-name="gr4" draw:text-style-name="P4" draw:layer="layout" svg:x1="13.75cm" svg:y1="5.75cm" svg:x2="13.75cm" svg:y2="6.25cm">
            <text:p/>
          </draw:line>
          <draw:frame draw:style-name="gr2" draw:text-style-name="P3" draw:layer="layout" svg:width="0.542cm" svg:height="0.344cm" svg:x="13.958cm" svg:y="4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13.877cm" svg:y="5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14.5cm" svg:y="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14.5cm" svg:y="5.328cm">
            <draw:text-box>
              <text:p text:style-name="P2">Gobelet ici ?</text:p>
            </draw:text-box>
          </draw:frame>
          <draw:line draw:style-name="gr3" draw:text-style-name="P4" draw:layer="layout" svg:x1="14.75cm" svg:y1="5.25cm" svg:x2="15.75cm" svg:y2="5.25cm">
            <text:p/>
          </draw:line>
          <draw:line draw:style-name="gr4" draw:text-style-name="P4" draw:layer="layout" svg:x1="15.75cm" svg:y1="5.25cm" svg:x2="15.75cm" svg:y2="4.75cm">
            <text:p/>
          </draw:line>
          <draw:line draw:style-name="gr3" draw:text-style-name="P4" draw:layer="layout" svg:x1="14.75cm" svg:y1="5.75cm" svg:x2="15.75cm" svg:y2="5.75cm">
            <text:p/>
          </draw:line>
          <draw:line draw:style-name="gr4" draw:text-style-name="P4" draw:layer="layout" svg:x1="15.75cm" svg:y1="5.75cm" svg:x2="15.75cm" svg:y2="6.25cm">
            <text:p/>
          </draw:line>
          <draw:frame draw:style-name="gr2" draw:text-style-name="P3" draw:layer="layout" svg:width="0.542cm" svg:height="0.344cm" svg:x="15.958cm" svg:y="4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15.877cm" svg:y="5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0.5cm" svg:y="6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25cm" svg:y1="7.75cm" svg:x2="2.25cm" svg:y2="7.75cm">
            <text:p/>
          </draw:line>
          <draw:line draw:style-name="gr3" draw:text-style-name="P4" draw:layer="layout" svg:x1="1.25cm" svg:y1="7.25cm" svg:x2="1.25cm" svg:y2="6.75cm">
            <text:p/>
          </draw:line>
          <draw:line draw:style-name="gr4" draw:text-style-name="P4" draw:layer="layout" svg:x1="1.25cm" svg:y1="7.25cm" svg:x2="2.25cm" svg:y2="7.25cm">
            <text:p/>
          </draw:line>
          <draw:line draw:style-name="gr3" draw:text-style-name="P4" draw:layer="layout" svg:x1="1.25cm" svg:y1="8.25cm" svg:x2="1.25cm" svg:y2="7.75cm">
            <text:p/>
          </draw:line>
          <draw:frame draw:style-name="gr2" draw:text-style-name="P3" draw:layer="layout" svg:width="0.949cm" svg:height="0.344cm" svg:x="0.5cm" svg:y="7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2.5cm" svg:y="6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25cm" svg:y1="7.75cm" svg:x2="4.25cm" svg:y2="7.75cm">
            <text:p/>
          </draw:line>
          <draw:line draw:style-name="gr3" draw:text-style-name="P4" draw:layer="layout" svg:x1="3.25cm" svg:y1="7.25cm" svg:x2="3.25cm" svg:y2="6.75cm">
            <text:p/>
          </draw:line>
          <draw:line draw:style-name="gr4" draw:text-style-name="P4" draw:layer="layout" svg:x1="3.25cm" svg:y1="7.25cm" svg:x2="4.25cm" svg:y2="7.25cm">
            <text:p/>
          </draw:line>
          <draw:line draw:style-name="gr3" draw:text-style-name="P4" draw:layer="layout" svg:x1="3.25cm" svg:y1="8.25cm" svg:x2="3.25cm" svg:y2="7.75cm">
            <text:p/>
          </draw:line>
          <draw:frame draw:style-name="gr2" draw:text-style-name="P3" draw:layer="layout" svg:width="0.949cm" svg:height="0.344cm" svg:x="2.5cm" svg:y="7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4.5cm" svg:y="6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25cm" svg:y1="7.75cm" svg:x2="6.25cm" svg:y2="7.75cm">
            <text:p/>
          </draw:line>
          <draw:line draw:style-name="gr3" draw:text-style-name="P4" draw:layer="layout" svg:x1="5.25cm" svg:y1="7.25cm" svg:x2="5.25cm" svg:y2="6.75cm">
            <text:p/>
          </draw:line>
          <draw:line draw:style-name="gr4" draw:text-style-name="P4" draw:layer="layout" svg:x1="5.25cm" svg:y1="7.25cm" svg:x2="6.25cm" svg:y2="7.25cm">
            <text:p/>
          </draw:line>
          <draw:line draw:style-name="gr3" draw:text-style-name="P4" draw:layer="layout" svg:x1="5.25cm" svg:y1="8.25cm" svg:x2="5.25cm" svg:y2="7.75cm">
            <text:p/>
          </draw:line>
          <draw:frame draw:style-name="gr2" draw:text-style-name="P3" draw:layer="layout" svg:width="0.949cm" svg:height="0.344cm" svg:x="4.5cm" svg:y="7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6.5cm" svg:y="6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25cm" svg:y1="7.75cm" svg:x2="8.25cm" svg:y2="7.75cm">
            <text:p/>
          </draw:line>
          <draw:line draw:style-name="gr3" draw:text-style-name="P4" draw:layer="layout" svg:x1="7.25cm" svg:y1="7.25cm" svg:x2="7.25cm" svg:y2="6.75cm">
            <text:p/>
          </draw:line>
          <draw:line draw:style-name="gr4" draw:text-style-name="P4" draw:layer="layout" svg:x1="7.25cm" svg:y1="7.25cm" svg:x2="8.25cm" svg:y2="7.25cm">
            <text:p/>
          </draw:line>
          <draw:line draw:style-name="gr3" draw:text-style-name="P4" draw:layer="layout" svg:x1="7.25cm" svg:y1="8.25cm" svg:x2="7.25cm" svg:y2="7.75cm">
            <text:p/>
          </draw:line>
          <draw:frame draw:style-name="gr2" draw:text-style-name="P3" draw:layer="layout" svg:width="0.949cm" svg:height="0.344cm" svg:x="6.5cm" svg:y="7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8.5cm" svg:y="6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25cm" svg:y1="7.75cm" svg:x2="10.25cm" svg:y2="7.75cm">
            <text:p/>
          </draw:line>
          <draw:line draw:style-name="gr3" draw:text-style-name="P4" draw:layer="layout" svg:x1="9.25cm" svg:y1="7.25cm" svg:x2="9.25cm" svg:y2="6.75cm">
            <text:p/>
          </draw:line>
          <draw:line draw:style-name="gr4" draw:text-style-name="P4" draw:layer="layout" svg:x1="9.25cm" svg:y1="7.25cm" svg:x2="10.25cm" svg:y2="7.25cm">
            <text:p/>
          </draw:line>
          <draw:line draw:style-name="gr3" draw:text-style-name="P4" draw:layer="layout" svg:x1="9.25cm" svg:y1="8.25cm" svg:x2="9.25cm" svg:y2="7.75cm">
            <text:p/>
          </draw:line>
          <draw:frame draw:style-name="gr2" draw:text-style-name="P3" draw:layer="layout" svg:width="0.949cm" svg:height="0.344cm" svg:x="8.5cm" svg:y="7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10.5cm" svg:y="6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25cm" svg:y1="7.75cm" svg:x2="12.25cm" svg:y2="7.75cm">
            <text:p/>
          </draw:line>
          <draw:line draw:style-name="gr3" draw:text-style-name="P4" draw:layer="layout" svg:x1="11.25cm" svg:y1="7.25cm" svg:x2="11.25cm" svg:y2="6.75cm">
            <text:p/>
          </draw:line>
          <draw:line draw:style-name="gr4" draw:text-style-name="P4" draw:layer="layout" svg:x1="11.25cm" svg:y1="7.25cm" svg:x2="12.25cm" svg:y2="7.25cm">
            <text:p/>
          </draw:line>
          <draw:line draw:style-name="gr3" draw:text-style-name="P4" draw:layer="layout" svg:x1="11.25cm" svg:y1="8.25cm" svg:x2="11.25cm" svg:y2="7.75cm">
            <text:p/>
          </draw:line>
          <draw:frame draw:style-name="gr2" draw:text-style-name="P3" draw:layer="layout" svg:width="0.949cm" svg:height="0.344cm" svg:x="10.5cm" svg:y="7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12.5cm" svg:y="6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25cm" svg:y1="7.75cm" svg:x2="14.25cm" svg:y2="7.75cm">
            <text:p/>
          </draw:line>
          <draw:line draw:style-name="gr3" draw:text-style-name="P4" draw:layer="layout" svg:x1="13.25cm" svg:y1="7.25cm" svg:x2="13.25cm" svg:y2="6.75cm">
            <text:p/>
          </draw:line>
          <draw:line draw:style-name="gr4" draw:text-style-name="P4" draw:layer="layout" svg:x1="13.25cm" svg:y1="7.25cm" svg:x2="14.25cm" svg:y2="7.25cm">
            <text:p/>
          </draw:line>
          <draw:line draw:style-name="gr3" draw:text-style-name="P4" draw:layer="layout" svg:x1="13.25cm" svg:y1="8.25cm" svg:x2="13.25cm" svg:y2="7.75cm">
            <text:p/>
          </draw:line>
          <draw:frame draw:style-name="gr2" draw:text-style-name="P3" draw:layer="layout" svg:width="0.949cm" svg:height="0.344cm" svg:x="12.5cm" svg:y="7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14.5cm" svg:y="6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25cm" svg:y1="7.75cm" svg:x2="16.25cm" svg:y2="7.75cm">
            <text:p/>
          </draw:line>
          <draw:line draw:style-name="gr3" draw:text-style-name="P4" draw:layer="layout" svg:x1="15.25cm" svg:y1="7.25cm" svg:x2="15.25cm" svg:y2="6.75cm">
            <text:p/>
          </draw:line>
          <draw:line draw:style-name="gr4" draw:text-style-name="P4" draw:layer="layout" svg:x1="15.25cm" svg:y1="7.25cm" svg:x2="16.25cm" svg:y2="7.25cm">
            <text:p/>
          </draw:line>
          <draw:line draw:style-name="gr3" draw:text-style-name="P4" draw:layer="layout" svg:x1="15.25cm" svg:y1="8.25cm" svg:x2="15.25cm" svg:y2="7.75cm">
            <text:p/>
          </draw:line>
          <draw:frame draw:style-name="gr2" draw:text-style-name="P3" draw:layer="layout" svg:width="0.949cm" svg:height="0.344cm" svg:x="14.5cm" svg:y="7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0.5cm" svg:y="1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cm" svg:height="0.424cm" svg:x="1.03cm" svg:y="13.288cm">
            <draw:text-box>
              <text:p text:style-name="P5"><text:span text:style-name="T1">STOP</text:span></text:p>
            </draw:text-box>
          </draw:frame>
          <draw:custom-shape draw:style-name="gr16" draw:text-style-name="P4" draw:layer="layout" svg:width="1.5cm" svg:height="1.5cm" svg:x="0.75cm" svg:y="12.7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cm" svg:height="2cm" svg:x="2.5cm" svg:y="1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cm" svg:height="0.424cm" svg:x="3.03cm" svg:y="13.288cm">
            <draw:text-box>
              <text:p text:style-name="P5"><text:span text:style-name="T1">STOP</text:span></text:p>
            </draw:text-box>
          </draw:frame>
          <draw:custom-shape draw:style-name="gr16" draw:text-style-name="P4" draw:layer="layout" svg:width="1.5cm" svg:height="1.5cm" svg:x="2.75cm" svg:y="12.7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cm" svg:height="2cm" svg:x="4.5cm" svg:y="1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cm" svg:height="0.424cm" svg:x="5.03cm" svg:y="13.288cm">
            <draw:text-box>
              <text:p text:style-name="P5"><text:span text:style-name="T1">STOP</text:span></text:p>
            </draw:text-box>
          </draw:frame>
          <draw:custom-shape draw:style-name="gr16" draw:text-style-name="P4" draw:layer="layout" svg:width="1.5cm" svg:height="1.5cm" svg:x="4.75cm" svg:y="12.7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cm" svg:height="2cm" svg:x="6.5cm" svg:y="1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cm" svg:height="0.424cm" svg:x="7.03cm" svg:y="13.288cm">
            <draw:text-box>
              <text:p text:style-name="P5"><text:span text:style-name="T1">STOP</text:span></text:p>
            </draw:text-box>
          </draw:frame>
          <draw:custom-shape draw:style-name="gr16" draw:text-style-name="P4" draw:layer="layout" svg:width="1.5cm" svg:height="1.5cm" svg:x="6.75cm" svg:y="12.7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cm" svg:height="2cm" svg:x="0.5cm" svg:y="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0.787cm" svg:y="9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2.5cm" svg:y="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2.787cm" svg:y="9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4.5cm" svg:y="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4.787cm" svg:y="9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6.5cm" svg:y="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6.787cm" svg:y="9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8.5cm" svg:y="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8.787cm" svg:y="9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10.5cm" svg:y="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10.787cm" svg:y="9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12.5cm" svg:y="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12.787cm" svg:y="9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14.5cm" svg:y="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14.787cm" svg:y="9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0.5cm" svg:y="10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0.749cm" svg:y="11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2.5cm" svg:y="10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2.749cm" svg:y="11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4.5cm" svg:y="10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4.749cm" svg:y="11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6.5cm" svg:y="10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6.749cm" svg:y="11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8.5cm" svg:y="10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8.749cm" svg:y="11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10.5cm" svg:y="10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10.749cm" svg:y="11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12.5cm" svg:y="10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12.749cm" svg:y="11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14.5cm" svg:y="10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14.749cm" svg:y="11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0.5cm" svg:y="0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0.75cm" svg:y1="1.5cm" svg:x2="2.25cm" svg:y2="1.5cm">
            <text:p/>
          </draw:line>
        </draw:g>
        <draw:g>
          <draw:custom-shape draw:style-name="gr1" draw:text-style-name="P1" draw:layer="layout" svg:width="2cm" svg:height="2cm" svg:x="2.5cm" svg:y="0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2.75cm" svg:y1="1.5cm" svg:x2="4.25cm" svg:y2="1.5cm">
            <text:p/>
          </draw:line>
        </draw:g>
        <draw:g>
          <draw:custom-shape draw:style-name="gr1" draw:text-style-name="P1" draw:layer="layout" svg:width="2cm" svg:height="2cm" svg:x="4.5cm" svg:y="0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4.75cm" svg:y1="1.5cm" svg:x2="6.25cm" svg:y2="1.5cm">
            <text:p/>
          </draw:line>
        </draw:g>
        <draw:g>
          <draw:custom-shape draw:style-name="gr1" draw:text-style-name="P1" draw:layer="layout" svg:width="2cm" svg:height="2cm" svg:x="6.5cm" svg:y="0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6.75cm" svg:y1="1.5cm" svg:x2="8.25cm" svg:y2="1.5cm">
            <text:p/>
          </draw:line>
        </draw:g>
        <draw:g>
          <draw:custom-shape draw:style-name="gr1" draw:text-style-name="P1" draw:layer="layout" svg:width="2cm" svg:height="2cm" svg:x="8.5cm" svg:y="0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8.75cm" svg:y1="1.5cm" svg:x2="10.25cm" svg:y2="1.5cm">
            <text:p/>
          </draw:line>
        </draw:g>
        <draw:g>
          <draw:custom-shape draw:style-name="gr1" draw:text-style-name="P1" draw:layer="layout" svg:width="2cm" svg:height="2cm" svg:x="10.5cm" svg:y="0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0.75cm" svg:y1="1.5cm" svg:x2="12.25cm" svg:y2="1.5cm">
            <text:p/>
          </draw:line>
        </draw:g>
        <draw:g>
          <draw:custom-shape draw:style-name="gr1" draw:text-style-name="P1" draw:layer="layout" svg:width="2cm" svg:height="2cm" svg:x="12.5cm" svg:y="0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75cm" svg:y1="1.5cm" svg:x2="14.25cm" svg:y2="1.5cm">
            <text:p/>
          </draw:line>
        </draw:g>
        <draw:g>
          <draw:custom-shape draw:style-name="gr1" draw:text-style-name="P1" draw:layer="layout" svg:width="2cm" svg:height="2cm" svg:x="14.5cm" svg:y="0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75cm" svg:y1="1.5cm" svg:x2="16.25cm" svg:y2="1.5cm">
            <text:p/>
          </draw:line>
        </draw:g>
        <draw:g>
          <draw:custom-shape draw:style-name="gr1" draw:text-style-name="P1" draw:layer="layout" svg:width="2cm" svg:height="2cm" svg:x="16.5cm" svg:y="0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75cm" svg:y1="1.5cm" svg:x2="18.25cm" svg:y2="1.5cm">
            <text:p/>
          </draw:line>
        </draw:g>
        <draw:g>
          <draw:custom-shape draw:style-name="gr1" draw:text-style-name="P1" draw:layer="layout" svg:width="2cm" svg:height="2cm" svg:x="0.5cm" svg:y="2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0.75cm" svg:y1="3.5cm" svg:x2="2.25cm" svg:y2="3.5cm">
            <text:p/>
          </draw:line>
        </draw:g>
        <draw:g>
          <draw:custom-shape draw:style-name="gr1" draw:text-style-name="P1" draw:layer="layout" svg:width="2cm" svg:height="2cm" svg:x="2.5cm" svg:y="2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2.75cm" svg:y1="3.5cm" svg:x2="4.25cm" svg:y2="3.5cm">
            <text:p/>
          </draw:line>
        </draw:g>
        <draw:g>
          <draw:custom-shape draw:style-name="gr1" draw:text-style-name="P1" draw:layer="layout" svg:width="2cm" svg:height="2cm" svg:x="4.5cm" svg:y="2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4.75cm" svg:y1="3.5cm" svg:x2="6.25cm" svg:y2="3.5cm">
            <text:p/>
          </draw:line>
        </draw:g>
        <draw:g>
          <draw:custom-shape draw:style-name="gr1" draw:text-style-name="P1" draw:layer="layout" svg:width="2cm" svg:height="2cm" svg:x="6.5cm" svg:y="2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6.75cm" svg:y1="3.5cm" svg:x2="8.25cm" svg:y2="3.5cm">
            <text:p/>
          </draw:line>
        </draw:g>
        <draw:g>
          <draw:custom-shape draw:style-name="gr1" draw:text-style-name="P1" draw:layer="layout" svg:width="2cm" svg:height="2cm" svg:x="8.5cm" svg:y="2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8.75cm" svg:y1="3.5cm" svg:x2="10.25cm" svg:y2="3.5cm">
            <text:p/>
          </draw:line>
        </draw:g>
        <draw:g>
          <draw:custom-shape draw:style-name="gr1" draw:text-style-name="P1" draw:layer="layout" svg:width="2cm" svg:height="2cm" svg:x="10.5cm" svg:y="2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0.75cm" svg:y1="3.5cm" svg:x2="12.25cm" svg:y2="3.5cm">
            <text:p/>
          </draw:line>
        </draw:g>
        <draw:g>
          <draw:custom-shape draw:style-name="gr1" draw:text-style-name="P1" draw:layer="layout" svg:width="2cm" svg:height="2cm" svg:x="12.5cm" svg:y="2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75cm" svg:y1="3.5cm" svg:x2="14.25cm" svg:y2="3.5cm">
            <text:p/>
          </draw:line>
        </draw:g>
        <draw:g>
          <draw:custom-shape draw:style-name="gr1" draw:text-style-name="P1" draw:layer="layout" svg:width="2cm" svg:height="2cm" svg:x="14.5cm" svg:y="2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75cm" svg:y1="3.5cm" svg:x2="16.25cm" svg:y2="3.5cm">
            <text:p/>
          </draw:line>
        </draw:g>
        <draw:g>
          <draw:custom-shape draw:style-name="gr1" draw:text-style-name="P1" draw:layer="layout" svg:width="2cm" svg:height="2cm" svg:x="16.5cm" svg:y="2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75cm" svg:y1="3.5cm" svg:x2="18.25cm" svg:y2="3.5cm">
            <text:p/>
          </draw:line>
        </draw:g>
        <draw:g>
          <draw:custom-shape draw:style-name="gr1" draw:text-style-name="P1" draw:layer="layout" svg:width="2cm" svg:height="2cm" svg:x="16.5cm" svg:y="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6.5cm" svg:y="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6.5cm" svg:y="8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8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6.5cm" svg:y="10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10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0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8.5cm" svg:y="1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0.5cm" svg:y="1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2.5cm" svg:y="1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4.5cm" svg:y="1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6.5cm" svg:y="1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1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0.5cm" svg:y="1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0.5cm" svg:y="19.328cm">
            <draw:text-box>
              <text:p text:style-name="P2">Gobelet ici ?</text:p>
            </draw:text-box>
          </draw:frame>
          <draw:line draw:style-name="gr3" draw:text-style-name="P4" draw:layer="layout" svg:x1="0.75cm" svg:y1="19.25cm" svg:x2="1.75cm" svg:y2="19.25cm">
            <text:p/>
          </draw:line>
          <draw:line draw:style-name="gr4" draw:text-style-name="P4" draw:layer="layout" svg:x1="1.75cm" svg:y1="19.25cm" svg:x2="1.75cm" svg:y2="18.75cm">
            <text:p/>
          </draw:line>
          <draw:line draw:style-name="gr3" draw:text-style-name="P4" draw:layer="layout" svg:x1="0.75cm" svg:y1="19.75cm" svg:x2="1.75cm" svg:y2="19.75cm">
            <text:p/>
          </draw:line>
          <draw:line draw:style-name="gr4" draw:text-style-name="P4" draw:layer="layout" svg:x1="1.75cm" svg:y1="19.75cm" svg:x2="1.75cm" svg:y2="20.25cm">
            <text:p/>
          </draw:line>
          <draw:frame draw:style-name="gr2" draw:text-style-name="P3" draw:layer="layout" svg:width="0.542cm" svg:height="0.344cm" svg:x="1.958cm" svg:y="18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1.877cm" svg:y="19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2.5cm" svg:y="1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2.5cm" svg:y="19.328cm">
            <draw:text-box>
              <text:p text:style-name="P2">Gobelet ici ?</text:p>
            </draw:text-box>
          </draw:frame>
          <draw:line draw:style-name="gr3" draw:text-style-name="P4" draw:layer="layout" svg:x1="2.75cm" svg:y1="19.25cm" svg:x2="3.75cm" svg:y2="19.25cm">
            <text:p/>
          </draw:line>
          <draw:line draw:style-name="gr4" draw:text-style-name="P4" draw:layer="layout" svg:x1="3.75cm" svg:y1="19.25cm" svg:x2="3.75cm" svg:y2="18.75cm">
            <text:p/>
          </draw:line>
          <draw:line draw:style-name="gr3" draw:text-style-name="P4" draw:layer="layout" svg:x1="2.75cm" svg:y1="19.75cm" svg:x2="3.75cm" svg:y2="19.75cm">
            <text:p/>
          </draw:line>
          <draw:line draw:style-name="gr4" draw:text-style-name="P4" draw:layer="layout" svg:x1="3.75cm" svg:y1="19.75cm" svg:x2="3.75cm" svg:y2="20.25cm">
            <text:p/>
          </draw:line>
          <draw:frame draw:style-name="gr2" draw:text-style-name="P3" draw:layer="layout" svg:width="0.542cm" svg:height="0.344cm" svg:x="3.958cm" svg:y="18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3.877cm" svg:y="19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4.5cm" svg:y="1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4.5cm" svg:y="19.328cm">
            <draw:text-box>
              <text:p text:style-name="P2">Gobelet ici ?</text:p>
            </draw:text-box>
          </draw:frame>
          <draw:line draw:style-name="gr3" draw:text-style-name="P4" draw:layer="layout" svg:x1="4.75cm" svg:y1="19.25cm" svg:x2="5.75cm" svg:y2="19.25cm">
            <text:p/>
          </draw:line>
          <draw:line draw:style-name="gr4" draw:text-style-name="P4" draw:layer="layout" svg:x1="5.75cm" svg:y1="19.25cm" svg:x2="5.75cm" svg:y2="18.75cm">
            <text:p/>
          </draw:line>
          <draw:line draw:style-name="gr3" draw:text-style-name="P4" draw:layer="layout" svg:x1="4.75cm" svg:y1="19.75cm" svg:x2="5.75cm" svg:y2="19.75cm">
            <text:p/>
          </draw:line>
          <draw:line draw:style-name="gr4" draw:text-style-name="P4" draw:layer="layout" svg:x1="5.75cm" svg:y1="19.75cm" svg:x2="5.75cm" svg:y2="20.25cm">
            <text:p/>
          </draw:line>
          <draw:frame draw:style-name="gr2" draw:text-style-name="P3" draw:layer="layout" svg:width="0.542cm" svg:height="0.344cm" svg:x="5.958cm" svg:y="18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5.877cm" svg:y="19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6.5cm" svg:y="1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6.5cm" svg:y="19.328cm">
            <draw:text-box>
              <text:p text:style-name="P2">Gobelet ici ?</text:p>
            </draw:text-box>
          </draw:frame>
          <draw:line draw:style-name="gr3" draw:text-style-name="P4" draw:layer="layout" svg:x1="6.75cm" svg:y1="19.25cm" svg:x2="7.75cm" svg:y2="19.25cm">
            <text:p/>
          </draw:line>
          <draw:line draw:style-name="gr4" draw:text-style-name="P4" draw:layer="layout" svg:x1="7.75cm" svg:y1="19.25cm" svg:x2="7.75cm" svg:y2="18.75cm">
            <text:p/>
          </draw:line>
          <draw:line draw:style-name="gr3" draw:text-style-name="P4" draw:layer="layout" svg:x1="6.75cm" svg:y1="19.75cm" svg:x2="7.75cm" svg:y2="19.75cm">
            <text:p/>
          </draw:line>
          <draw:line draw:style-name="gr4" draw:text-style-name="P4" draw:layer="layout" svg:x1="7.75cm" svg:y1="19.75cm" svg:x2="7.75cm" svg:y2="20.25cm">
            <text:p/>
          </draw:line>
          <draw:frame draw:style-name="gr2" draw:text-style-name="P3" draw:layer="layout" svg:width="0.542cm" svg:height="0.344cm" svg:x="7.958cm" svg:y="18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7.877cm" svg:y="19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8.5cm" svg:y="1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8.5cm" svg:y="19.328cm">
            <draw:text-box>
              <text:p text:style-name="P2">Gobelet ici ?</text:p>
            </draw:text-box>
          </draw:frame>
          <draw:line draw:style-name="gr3" draw:text-style-name="P4" draw:layer="layout" svg:x1="8.75cm" svg:y1="19.25cm" svg:x2="9.75cm" svg:y2="19.25cm">
            <text:p/>
          </draw:line>
          <draw:line draw:style-name="gr4" draw:text-style-name="P4" draw:layer="layout" svg:x1="9.75cm" svg:y1="19.25cm" svg:x2="9.75cm" svg:y2="18.75cm">
            <text:p/>
          </draw:line>
          <draw:line draw:style-name="gr3" draw:text-style-name="P4" draw:layer="layout" svg:x1="8.75cm" svg:y1="19.75cm" svg:x2="9.75cm" svg:y2="19.75cm">
            <text:p/>
          </draw:line>
          <draw:line draw:style-name="gr4" draw:text-style-name="P4" draw:layer="layout" svg:x1="9.75cm" svg:y1="19.75cm" svg:x2="9.75cm" svg:y2="20.25cm">
            <text:p/>
          </draw:line>
          <draw:frame draw:style-name="gr2" draw:text-style-name="P3" draw:layer="layout" svg:width="0.542cm" svg:height="0.344cm" svg:x="9.958cm" svg:y="18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9.877cm" svg:y="19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10.5cm" svg:y="1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10.5cm" svg:y="19.328cm">
            <draw:text-box>
              <text:p text:style-name="P2">Gobelet ici ?</text:p>
            </draw:text-box>
          </draw:frame>
          <draw:line draw:style-name="gr3" draw:text-style-name="P4" draw:layer="layout" svg:x1="10.75cm" svg:y1="19.25cm" svg:x2="11.75cm" svg:y2="19.25cm">
            <text:p/>
          </draw:line>
          <draw:line draw:style-name="gr4" draw:text-style-name="P4" draw:layer="layout" svg:x1="11.75cm" svg:y1="19.25cm" svg:x2="11.75cm" svg:y2="18.75cm">
            <text:p/>
          </draw:line>
          <draw:line draw:style-name="gr3" draw:text-style-name="P4" draw:layer="layout" svg:x1="10.75cm" svg:y1="19.75cm" svg:x2="11.75cm" svg:y2="19.75cm">
            <text:p/>
          </draw:line>
          <draw:line draw:style-name="gr4" draw:text-style-name="P4" draw:layer="layout" svg:x1="11.75cm" svg:y1="19.75cm" svg:x2="11.75cm" svg:y2="20.25cm">
            <text:p/>
          </draw:line>
          <draw:frame draw:style-name="gr2" draw:text-style-name="P3" draw:layer="layout" svg:width="0.542cm" svg:height="0.344cm" svg:x="11.958cm" svg:y="18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11.877cm" svg:y="19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12.5cm" svg:y="1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12.5cm" svg:y="19.328cm">
            <draw:text-box>
              <text:p text:style-name="P2">Gobelet ici ?</text:p>
            </draw:text-box>
          </draw:frame>
          <draw:line draw:style-name="gr3" draw:text-style-name="P4" draw:layer="layout" svg:x1="12.75cm" svg:y1="19.25cm" svg:x2="13.75cm" svg:y2="19.25cm">
            <text:p/>
          </draw:line>
          <draw:line draw:style-name="gr4" draw:text-style-name="P4" draw:layer="layout" svg:x1="13.75cm" svg:y1="19.25cm" svg:x2="13.75cm" svg:y2="18.75cm">
            <text:p/>
          </draw:line>
          <draw:line draw:style-name="gr3" draw:text-style-name="P4" draw:layer="layout" svg:x1="12.75cm" svg:y1="19.75cm" svg:x2="13.75cm" svg:y2="19.75cm">
            <text:p/>
          </draw:line>
          <draw:line draw:style-name="gr4" draw:text-style-name="P4" draw:layer="layout" svg:x1="13.75cm" svg:y1="19.75cm" svg:x2="13.75cm" svg:y2="20.25cm">
            <text:p/>
          </draw:line>
          <draw:frame draw:style-name="gr2" draw:text-style-name="P3" draw:layer="layout" svg:width="0.542cm" svg:height="0.344cm" svg:x="13.958cm" svg:y="18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13.877cm" svg:y="19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14.5cm" svg:y="18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694cm" svg:height="0.344cm" svg:x="14.5cm" svg:y="19.328cm">
            <draw:text-box>
              <text:p text:style-name="P2">Gobelet ici ?</text:p>
            </draw:text-box>
          </draw:frame>
          <draw:line draw:style-name="gr3" draw:text-style-name="P4" draw:layer="layout" svg:x1="14.75cm" svg:y1="19.25cm" svg:x2="15.75cm" svg:y2="19.25cm">
            <text:p/>
          </draw:line>
          <draw:line draw:style-name="gr4" draw:text-style-name="P4" draw:layer="layout" svg:x1="15.75cm" svg:y1="19.25cm" svg:x2="15.75cm" svg:y2="18.75cm">
            <text:p/>
          </draw:line>
          <draw:line draw:style-name="gr3" draw:text-style-name="P4" draw:layer="layout" svg:x1="14.75cm" svg:y1="19.75cm" svg:x2="15.75cm" svg:y2="19.75cm">
            <text:p/>
          </draw:line>
          <draw:line draw:style-name="gr4" draw:text-style-name="P4" draw:layer="layout" svg:x1="15.75cm" svg:y1="19.75cm" svg:x2="15.75cm" svg:y2="20.25cm">
            <text:p/>
          </draw:line>
          <draw:frame draw:style-name="gr2" draw:text-style-name="P3" draw:layer="layout" svg:width="0.542cm" svg:height="0.344cm" svg:x="15.958cm" svg:y="18.75cm">
            <draw:text-box>
              <text:p text:style-name="P2">Oui</text:p>
            </draw:text-box>
          </draw:frame>
          <draw:frame draw:style-name="gr2" draw:text-style-name="P3" draw:layer="layout" svg:width="0.623cm" svg:height="0.344cm" svg:x="15.877cm" svg:y="19.906cm">
            <draw:text-box>
              <text:p text:style-name="P2">Non</text:p>
            </draw:text-box>
          </draw:frame>
        </draw:g>
        <draw:g>
          <draw:custom-shape draw:style-name="gr1" draw:text-style-name="P1" draw:layer="layout" svg:width="2cm" svg:height="2cm" svg:x="0.5cm" svg:y="20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.25cm" svg:y1="21.75cm" svg:x2="2.25cm" svg:y2="21.75cm">
            <text:p/>
          </draw:line>
          <draw:line draw:style-name="gr3" draw:text-style-name="P4" draw:layer="layout" svg:x1="1.25cm" svg:y1="21.25cm" svg:x2="1.25cm" svg:y2="20.75cm">
            <text:p/>
          </draw:line>
          <draw:line draw:style-name="gr4" draw:text-style-name="P4" draw:layer="layout" svg:x1="1.25cm" svg:y1="21.25cm" svg:x2="2.25cm" svg:y2="21.25cm">
            <text:p/>
          </draw:line>
          <draw:line draw:style-name="gr3" draw:text-style-name="P4" draw:layer="layout" svg:x1="1.25cm" svg:y1="22.25cm" svg:x2="1.25cm" svg:y2="21.75cm">
            <text:p/>
          </draw:line>
          <draw:frame draw:style-name="gr2" draw:text-style-name="P3" draw:layer="layout" svg:width="0.949cm" svg:height="0.344cm" svg:x="0.5cm" svg:y="21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2.5cm" svg:y="20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25cm" svg:y1="21.75cm" svg:x2="4.25cm" svg:y2="21.75cm">
            <text:p/>
          </draw:line>
          <draw:line draw:style-name="gr3" draw:text-style-name="P4" draw:layer="layout" svg:x1="3.25cm" svg:y1="21.25cm" svg:x2="3.25cm" svg:y2="20.75cm">
            <text:p/>
          </draw:line>
          <draw:line draw:style-name="gr4" draw:text-style-name="P4" draw:layer="layout" svg:x1="3.25cm" svg:y1="21.25cm" svg:x2="4.25cm" svg:y2="21.25cm">
            <text:p/>
          </draw:line>
          <draw:line draw:style-name="gr3" draw:text-style-name="P4" draw:layer="layout" svg:x1="3.25cm" svg:y1="22.25cm" svg:x2="3.25cm" svg:y2="21.75cm">
            <text:p/>
          </draw:line>
          <draw:frame draw:style-name="gr2" draw:text-style-name="P3" draw:layer="layout" svg:width="0.949cm" svg:height="0.344cm" svg:x="2.5cm" svg:y="21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4.5cm" svg:y="20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5.25cm" svg:y1="21.75cm" svg:x2="6.25cm" svg:y2="21.75cm">
            <text:p/>
          </draw:line>
          <draw:line draw:style-name="gr3" draw:text-style-name="P4" draw:layer="layout" svg:x1="5.25cm" svg:y1="21.25cm" svg:x2="5.25cm" svg:y2="20.75cm">
            <text:p/>
          </draw:line>
          <draw:line draw:style-name="gr4" draw:text-style-name="P4" draw:layer="layout" svg:x1="5.25cm" svg:y1="21.25cm" svg:x2="6.25cm" svg:y2="21.25cm">
            <text:p/>
          </draw:line>
          <draw:line draw:style-name="gr3" draw:text-style-name="P4" draw:layer="layout" svg:x1="5.25cm" svg:y1="22.25cm" svg:x2="5.25cm" svg:y2="21.75cm">
            <text:p/>
          </draw:line>
          <draw:frame draw:style-name="gr2" draw:text-style-name="P3" draw:layer="layout" svg:width="0.949cm" svg:height="0.344cm" svg:x="4.5cm" svg:y="21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6.5cm" svg:y="20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25cm" svg:y1="21.75cm" svg:x2="8.25cm" svg:y2="21.75cm">
            <text:p/>
          </draw:line>
          <draw:line draw:style-name="gr3" draw:text-style-name="P4" draw:layer="layout" svg:x1="7.25cm" svg:y1="21.25cm" svg:x2="7.25cm" svg:y2="20.75cm">
            <text:p/>
          </draw:line>
          <draw:line draw:style-name="gr4" draw:text-style-name="P4" draw:layer="layout" svg:x1="7.25cm" svg:y1="21.25cm" svg:x2="8.25cm" svg:y2="21.25cm">
            <text:p/>
          </draw:line>
          <draw:line draw:style-name="gr3" draw:text-style-name="P4" draw:layer="layout" svg:x1="7.25cm" svg:y1="22.25cm" svg:x2="7.25cm" svg:y2="21.75cm">
            <text:p/>
          </draw:line>
          <draw:frame draw:style-name="gr2" draw:text-style-name="P3" draw:layer="layout" svg:width="0.949cm" svg:height="0.344cm" svg:x="6.5cm" svg:y="21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8.5cm" svg:y="20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25cm" svg:y1="21.75cm" svg:x2="10.25cm" svg:y2="21.75cm">
            <text:p/>
          </draw:line>
          <draw:line draw:style-name="gr3" draw:text-style-name="P4" draw:layer="layout" svg:x1="9.25cm" svg:y1="21.25cm" svg:x2="9.25cm" svg:y2="20.75cm">
            <text:p/>
          </draw:line>
          <draw:line draw:style-name="gr4" draw:text-style-name="P4" draw:layer="layout" svg:x1="9.25cm" svg:y1="21.25cm" svg:x2="10.25cm" svg:y2="21.25cm">
            <text:p/>
          </draw:line>
          <draw:line draw:style-name="gr3" draw:text-style-name="P4" draw:layer="layout" svg:x1="9.25cm" svg:y1="22.25cm" svg:x2="9.25cm" svg:y2="21.75cm">
            <text:p/>
          </draw:line>
          <draw:frame draw:style-name="gr2" draw:text-style-name="P3" draw:layer="layout" svg:width="0.949cm" svg:height="0.344cm" svg:x="8.5cm" svg:y="21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10.5cm" svg:y="20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1.25cm" svg:y1="21.75cm" svg:x2="12.25cm" svg:y2="21.75cm">
            <text:p/>
          </draw:line>
          <draw:line draw:style-name="gr3" draw:text-style-name="P4" draw:layer="layout" svg:x1="11.25cm" svg:y1="21.25cm" svg:x2="11.25cm" svg:y2="20.75cm">
            <text:p/>
          </draw:line>
          <draw:line draw:style-name="gr4" draw:text-style-name="P4" draw:layer="layout" svg:x1="11.25cm" svg:y1="21.25cm" svg:x2="12.25cm" svg:y2="21.25cm">
            <text:p/>
          </draw:line>
          <draw:line draw:style-name="gr3" draw:text-style-name="P4" draw:layer="layout" svg:x1="11.25cm" svg:y1="22.25cm" svg:x2="11.25cm" svg:y2="21.75cm">
            <text:p/>
          </draw:line>
          <draw:frame draw:style-name="gr2" draw:text-style-name="P3" draw:layer="layout" svg:width="0.949cm" svg:height="0.344cm" svg:x="10.5cm" svg:y="21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12.5cm" svg:y="20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25cm" svg:y1="21.75cm" svg:x2="14.25cm" svg:y2="21.75cm">
            <text:p/>
          </draw:line>
          <draw:line draw:style-name="gr3" draw:text-style-name="P4" draw:layer="layout" svg:x1="13.25cm" svg:y1="21.25cm" svg:x2="13.25cm" svg:y2="20.75cm">
            <text:p/>
          </draw:line>
          <draw:line draw:style-name="gr4" draw:text-style-name="P4" draw:layer="layout" svg:x1="13.25cm" svg:y1="21.25cm" svg:x2="14.25cm" svg:y2="21.25cm">
            <text:p/>
          </draw:line>
          <draw:line draw:style-name="gr3" draw:text-style-name="P4" draw:layer="layout" svg:x1="13.25cm" svg:y1="22.25cm" svg:x2="13.25cm" svg:y2="21.75cm">
            <text:p/>
          </draw:line>
          <draw:frame draw:style-name="gr2" draw:text-style-name="P3" draw:layer="layout" svg:width="0.949cm" svg:height="0.344cm" svg:x="12.5cm" svg:y="21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14.5cm" svg:y="20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5.25cm" svg:y1="21.75cm" svg:x2="16.25cm" svg:y2="21.75cm">
            <text:p/>
          </draw:line>
          <draw:line draw:style-name="gr3" draw:text-style-name="P4" draw:layer="layout" svg:x1="15.25cm" svg:y1="21.25cm" svg:x2="15.25cm" svg:y2="20.75cm">
            <text:p/>
          </draw:line>
          <draw:line draw:style-name="gr4" draw:text-style-name="P4" draw:layer="layout" svg:x1="15.25cm" svg:y1="21.25cm" svg:x2="16.25cm" svg:y2="21.25cm">
            <text:p/>
          </draw:line>
          <draw:line draw:style-name="gr3" draw:text-style-name="P4" draw:layer="layout" svg:x1="15.25cm" svg:y1="22.25cm" svg:x2="15.25cm" svg:y2="21.75cm">
            <text:p/>
          </draw:line>
          <draw:frame draw:style-name="gr2" draw:text-style-name="P3" draw:layer="layout" svg:width="0.949cm" svg:height="0.344cm" svg:x="14.5cm" svg:y="21.328cm">
            <draw:text-box>
              <text:p text:style-name="P2">Réunir</text:p>
            </draw:text-box>
          </draw:frame>
        </draw:g>
        <draw:g>
          <draw:custom-shape draw:style-name="gr1" draw:text-style-name="P1" draw:layer="layout" svg:width="2cm" svg:height="2cm" svg:x="0.5cm" svg:y="26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cm" svg:height="0.424cm" svg:x="1.03cm" svg:y="27.288cm">
            <draw:text-box>
              <text:p text:style-name="P5"><text:span text:style-name="T1">STOP</text:span></text:p>
            </draw:text-box>
          </draw:frame>
          <draw:custom-shape draw:style-name="gr16" draw:text-style-name="P4" draw:layer="layout" svg:width="1.5cm" svg:height="1.5cm" svg:x="0.75cm" svg:y="26.7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cm" svg:height="2cm" svg:x="2.5cm" svg:y="26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cm" svg:height="0.424cm" svg:x="3.03cm" svg:y="27.288cm">
            <draw:text-box>
              <text:p text:style-name="P5"><text:span text:style-name="T1">STOP</text:span></text:p>
            </draw:text-box>
          </draw:frame>
          <draw:custom-shape draw:style-name="gr16" draw:text-style-name="P4" draw:layer="layout" svg:width="1.5cm" svg:height="1.5cm" svg:x="2.75cm" svg:y="26.7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cm" svg:height="2cm" svg:x="4.5cm" svg:y="26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cm" svg:height="0.424cm" svg:x="5.03cm" svg:y="27.288cm">
            <draw:text-box>
              <text:p text:style-name="P5"><text:span text:style-name="T1">STOP</text:span></text:p>
            </draw:text-box>
          </draw:frame>
          <draw:custom-shape draw:style-name="gr16" draw:text-style-name="P4" draw:layer="layout" svg:width="1.5cm" svg:height="1.5cm" svg:x="4.75cm" svg:y="26.7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cm" svg:height="2cm" svg:x="6.5cm" svg:y="26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0.94cm" svg:height="0.424cm" svg:x="7.03cm" svg:y="27.288cm">
            <draw:text-box>
              <text:p text:style-name="P5"><text:span text:style-name="T1">STOP</text:span></text:p>
            </draw:text-box>
          </draw:frame>
          <draw:custom-shape draw:style-name="gr16" draw:text-style-name="P4" draw:layer="layout" svg:width="1.5cm" svg:height="1.5cm" svg:x="6.75cm" svg:y="26.75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2cm" svg:height="2cm" svg:x="0.5cm" svg:y="2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0.787cm" svg:y="23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2.5cm" svg:y="2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2.787cm" svg:y="23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4.5cm" svg:y="2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4.787cm" svg:y="23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6.5cm" svg:y="2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6.787cm" svg:y="23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8.5cm" svg:y="2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8.787cm" svg:y="23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10.5cm" svg:y="2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10.787cm" svg:y="23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12.5cm" svg:y="2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12.787cm" svg:y="23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14.5cm" svg:y="22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427cm" svg:height="0.424cm" svg:x="14.787cm" svg:y="23.288cm">
            <draw:text-box>
              <text:p text:style-name="P2"><text:span text:style-name="T1">Attraper</text:span></text:p>
            </draw:text-box>
          </draw:frame>
        </draw:g>
        <draw:g>
          <draw:custom-shape draw:style-name="gr1" draw:text-style-name="P1" draw:layer="layout" svg:width="2cm" svg:height="2cm" svg:x="0.5cm" svg:y="2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0.749cm" svg:y="25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2.5cm" svg:y="2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2.749cm" svg:y="25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4.5cm" svg:y="2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4.749cm" svg:y="25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6.5cm" svg:y="2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6.749cm" svg:y="25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8.5cm" svg:y="2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8.749cm" svg:y="25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10.5cm" svg:y="2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10.749cm" svg:y="25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12.5cm" svg:y="2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12.749cm" svg:y="25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14.5cm" svg:y="24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9" draw:layer="layout" svg:width="1.503cm" svg:height="0.424cm" svg:x="14.749cm" svg:y="25.288cm">
            <draw:text-box>
              <text:p text:style-name="P2"><text:span text:style-name="T1">Relâcher</text:span></text:p>
            </draw:text-box>
          </draw:frame>
        </draw:g>
        <draw:g>
          <draw:custom-shape draw:style-name="gr1" draw:text-style-name="P1" draw:layer="layout" svg:width="2cm" svg:height="2cm" svg:x="0.5cm" svg:y="14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0.75cm" svg:y1="15.5cm" svg:x2="2.25cm" svg:y2="15.5cm">
            <text:p/>
          </draw:line>
        </draw:g>
        <draw:g>
          <draw:custom-shape draw:style-name="gr1" draw:text-style-name="P1" draw:layer="layout" svg:width="2cm" svg:height="2cm" svg:x="2.5cm" svg:y="14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2.75cm" svg:y1="15.5cm" svg:x2="4.25cm" svg:y2="15.5cm">
            <text:p/>
          </draw:line>
        </draw:g>
        <draw:g>
          <draw:custom-shape draw:style-name="gr1" draw:text-style-name="P1" draw:layer="layout" svg:width="2cm" svg:height="2cm" svg:x="4.5cm" svg:y="14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4.75cm" svg:y1="15.5cm" svg:x2="6.25cm" svg:y2="15.5cm">
            <text:p/>
          </draw:line>
        </draw:g>
        <draw:g>
          <draw:custom-shape draw:style-name="gr1" draw:text-style-name="P1" draw:layer="layout" svg:width="2cm" svg:height="2cm" svg:x="6.5cm" svg:y="14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6.75cm" svg:y1="15.5cm" svg:x2="8.25cm" svg:y2="15.5cm">
            <text:p/>
          </draw:line>
        </draw:g>
        <draw:g>
          <draw:custom-shape draw:style-name="gr1" draw:text-style-name="P1" draw:layer="layout" svg:width="2cm" svg:height="2cm" svg:x="8.5cm" svg:y="14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8.75cm" svg:y1="15.5cm" svg:x2="10.25cm" svg:y2="15.5cm">
            <text:p/>
          </draw:line>
        </draw:g>
        <draw:g>
          <draw:custom-shape draw:style-name="gr1" draw:text-style-name="P1" draw:layer="layout" svg:width="2cm" svg:height="2cm" svg:x="10.5cm" svg:y="14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0.75cm" svg:y1="15.5cm" svg:x2="12.25cm" svg:y2="15.5cm">
            <text:p/>
          </draw:line>
        </draw:g>
        <draw:g>
          <draw:custom-shape draw:style-name="gr1" draw:text-style-name="P1" draw:layer="layout" svg:width="2cm" svg:height="2cm" svg:x="12.5cm" svg:y="14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75cm" svg:y1="15.5cm" svg:x2="14.25cm" svg:y2="15.5cm">
            <text:p/>
          </draw:line>
        </draw:g>
        <draw:g>
          <draw:custom-shape draw:style-name="gr1" draw:text-style-name="P1" draw:layer="layout" svg:width="2cm" svg:height="2cm" svg:x="14.5cm" svg:y="14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75cm" svg:y1="15.5cm" svg:x2="16.25cm" svg:y2="15.5cm">
            <text:p/>
          </draw:line>
        </draw:g>
        <draw:g>
          <draw:custom-shape draw:style-name="gr1" draw:text-style-name="P1" draw:layer="layout" svg:width="2cm" svg:height="2cm" svg:x="16.5cm" svg:y="14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75cm" svg:y1="15.5cm" svg:x2="18.25cm" svg:y2="15.5cm">
            <text:p/>
          </draw:line>
        </draw:g>
        <draw:g>
          <draw:custom-shape draw:style-name="gr1" draw:text-style-name="P1" draw:layer="layout" svg:width="2cm" svg:height="2cm" svg:x="0.5cm" svg:y="16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0.75cm" svg:y1="17.5cm" svg:x2="2.25cm" svg:y2="17.5cm">
            <text:p/>
          </draw:line>
        </draw:g>
        <draw:g>
          <draw:custom-shape draw:style-name="gr1" draw:text-style-name="P1" draw:layer="layout" svg:width="2cm" svg:height="2cm" svg:x="2.5cm" svg:y="16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2.75cm" svg:y1="17.5cm" svg:x2="4.25cm" svg:y2="17.5cm">
            <text:p/>
          </draw:line>
        </draw:g>
        <draw:g>
          <draw:custom-shape draw:style-name="gr1" draw:text-style-name="P1" draw:layer="layout" svg:width="2cm" svg:height="2cm" svg:x="4.5cm" svg:y="16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4.75cm" svg:y1="17.5cm" svg:x2="6.25cm" svg:y2="17.5cm">
            <text:p/>
          </draw:line>
        </draw:g>
        <draw:g>
          <draw:custom-shape draw:style-name="gr1" draw:text-style-name="P1" draw:layer="layout" svg:width="2cm" svg:height="2cm" svg:x="6.5cm" svg:y="16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6.75cm" svg:y1="17.5cm" svg:x2="8.25cm" svg:y2="17.5cm">
            <text:p/>
          </draw:line>
        </draw:g>
        <draw:g>
          <draw:custom-shape draw:style-name="gr1" draw:text-style-name="P1" draw:layer="layout" svg:width="2cm" svg:height="2cm" svg:x="8.5cm" svg:y="16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8.75cm" svg:y1="17.5cm" svg:x2="10.25cm" svg:y2="17.5cm">
            <text:p/>
          </draw:line>
        </draw:g>
        <draw:g>
          <draw:custom-shape draw:style-name="gr1" draw:text-style-name="P1" draw:layer="layout" svg:width="2cm" svg:height="2cm" svg:x="10.5cm" svg:y="16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0.75cm" svg:y1="17.5cm" svg:x2="12.25cm" svg:y2="17.5cm">
            <text:p/>
          </draw:line>
        </draw:g>
        <draw:g>
          <draw:custom-shape draw:style-name="gr1" draw:text-style-name="P1" draw:layer="layout" svg:width="2cm" svg:height="2cm" svg:x="12.5cm" svg:y="16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2.75cm" svg:y1="17.5cm" svg:x2="14.25cm" svg:y2="17.5cm">
            <text:p/>
          </draw:line>
        </draw:g>
        <draw:g>
          <draw:custom-shape draw:style-name="gr1" draw:text-style-name="P1" draw:layer="layout" svg:width="2cm" svg:height="2cm" svg:x="14.5cm" svg:y="16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4.75cm" svg:y1="17.5cm" svg:x2="16.25cm" svg:y2="17.5cm">
            <text:p/>
          </draw:line>
        </draw:g>
        <draw:g>
          <draw:custom-shape draw:style-name="gr1" draw:text-style-name="P1" draw:layer="layout" svg:width="2cm" svg:height="2cm" svg:x="16.5cm" svg:y="16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6.75cm" svg:y1="17.5cm" svg:x2="18.25cm" svg:y2="17.5cm">
            <text:p/>
          </draw:line>
        </draw:g>
        <draw:g>
          <draw:custom-shape draw:style-name="gr1" draw:text-style-name="P1" draw:layer="layout" svg:width="2cm" svg:height="2cm" svg:x="16.5cm" svg:y="18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18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6.5cm" svg:y="20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20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6.5cm" svg:y="2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2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6.5cm" svg:y="2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2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14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1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8.5cm" svg:y="2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0.5cm" svg:y="2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2.5cm" svg:y="2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4.5cm" svg:y="2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6.5cm" svg:y="26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2cm" svg:x="18.5cm" svg:y="26.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Sans" svg:font-family="'Fira Sans'" style:font-family-generic="swiss" style:font-pitch="variable"/>
    <style:font-face style:name="Fira Sans Black" svg:font-family="'Fira Sans Black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4cm" svg:stroke-color="#000000" draw:marker-start-width="0.26cm" draw:marker-start-center="false" draw:marker-end-width="0.26cm" draw:marker-end-center="false" svg:stroke-linecap="round" draw:fill="solid" draw:fill-color="#729fcf" draw:textarea-horizontal-align="justify" draw:textarea-vertical-align="middle" fo:padding-top="0cm" fo:padding-bottom="0cm" fo:padding-left="0.05cm" fo:padding-right="0.0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1" fo:font-family="'Source Sans 3'" style:font-style-name="Normal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31" fo:font-family="'Source Sans 3'" style:font-style-name="Normal" style:font-family-generic="swiss" style:font-pitch="variable"/>
    </style:style>
    <style:style style:name="A4" style:family="graphic" style:parent-style-name="Text">
      <style:graphic-properties draw:fill="none"/>
      <style:text-properties fo:font-size="12pt" style:font-size-asian="12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Source Sans 31" fo:font-family="'Source Sans 3'" style:font-style-name="Normal" style:font-family-generic="swiss" style:font-pitch="variable" fo:font-size="12pt"/>
    </style:style>
    <style:style style:name="Shapes" style:family="graphic" style:parent-style-name="Graphic">
      <style:graphic-properties draw:stroke="none" draw:fill="gradient" draw:fill-gradient-name="Formes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9T09:18:28.841000000</meta:creation-date>
    <dc:title>Blank</dc:title>
    <meta:editing-duration>PT1H3M28S</meta:editing-duration>
    <meta:editing-cycles>16</meta:editing-cycles>
    <meta:generator>LibreOffice/7.4.5.1$Windows_X86_64 LibreOffice_project/9c0871452b3918c1019dde9bfac75448afc4b57f</meta:generator>
    <dc:date>2024-02-19T10:21:54.126000000</dc:date>
    <meta:document-statistic meta:object-count="610"/>
    <meta:template xlink:type="simple" xlink:actuate="onRequest" xlink:title="Blank" xlink:href="file:///C:/Users/MALO/AppData/Roaming/LibreOffice/4/user/template/Blank1.otg" meta:date="2024-02-19T09:18:28.420000000"/>
  </office:meta>
</office:document-meta>
</file>